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226" officeooo:paragraph-rsid="000bf226"/>
    </style:style>
    <style:style style:name="P2" style:family="paragraph" style:parent-style-name="Standard">
      <style:text-properties officeooo:rsid="000bf226" officeooo:paragraph-rsid="0020aa24"/>
    </style:style>
    <style:style style:name="P3" style:family="paragraph" style:parent-style-name="Standard">
      <style:text-properties fo:font-size="9pt" officeooo:rsid="000dbe01" officeooo:paragraph-rsid="000dbe01" style:font-size-asian="7.84999990463257pt" style:font-size-complex="9pt"/>
    </style:style>
    <style:style style:name="P4" style:family="paragraph" style:parent-style-name="Standard">
      <style:text-properties fo:font-size="9pt" officeooo:rsid="00113fa4" officeooo:paragraph-rsid="00113fa4" style:font-size-asian="7.84999990463257pt" style:font-size-complex="9pt"/>
    </style:style>
    <style:style style:name="P5" style:family="paragraph" style:parent-style-name="Standard">
      <style:text-properties fo:font-size="9pt" officeooo:rsid="00115030" officeooo:paragraph-rsid="00115030" style:font-size-asian="7.84999990463257pt" style:font-size-complex="9pt"/>
    </style:style>
    <style:style style:name="P6" style:family="paragraph" style:parent-style-name="Standard">
      <style:text-properties fo:font-size="9pt" officeooo:rsid="00115030" officeooo:paragraph-rsid="0014bf43" style:font-size-asian="7.84999990463257pt" style:font-size-complex="9pt"/>
    </style:style>
    <style:style style:name="P7" style:family="paragraph" style:parent-style-name="Standard">
      <style:text-properties fo:font-size="9pt" officeooo:rsid="0014bf43" officeooo:paragraph-rsid="0014bf43" style:font-size-asian="7.84999990463257pt" style:font-size-complex="9pt"/>
    </style:style>
    <style:style style:name="T1" style:family="text">
      <style:text-properties officeooo:rsid="00115030"/>
    </style:style>
    <style:style style:name="T2" style:family="text">
      <style:text-properties officeooo:rsid="0016cf7a"/>
    </style:style>
    <style:style style:name="T3" style:family="text">
      <style:text-properties officeooo:rsid="0017d45d"/>
    </style:style>
    <style:style style:name="T4" style:family="text">
      <style:text-properties officeooo:rsid="001814b4"/>
    </style:style>
    <style:style style:name="T5" style:family="text">
      <style:text-properties officeooo:rsid="00190202"/>
    </style:style>
    <style:style style:name="T6" style:family="text">
      <style:text-properties officeooo:rsid="001b188c"/>
    </style:style>
    <style:style style:name="T7" style:family="text">
      <style:text-properties officeooo:rsid="001d2273"/>
    </style:style>
    <style:style style:name="T8" style:family="text">
      <style:text-properties officeooo:rsid="001e8779"/>
    </style:style>
    <style:style style:name="T9" style:family="text">
      <style:text-properties officeooo:rsid="001fe3dd"/>
    </style:style>
    <style:style style:name="T10" style:family="text">
      <style:text-properties officeooo:rsid="0020aa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Proyecto PHP Modelo Vista Controlador.</text:p>
      <text:p text:style-name="P2"><text:span text:style-name="T10">Autor: Pablo Medina Betancor:</text:span></text:p>
      <text:p text:style-name="P1"/>
      <text:p text:style-name="P3">Encontre una plantilla, compuesta de una pagina HTML. Dividi la plantilla en partials del header, footer.</text:p>
      <text:p text:style-name="P3"/>
      <text:p text:style-name="P3">Defini <text:span text:style-name="T5">lo que tenia que tener la pagina</text:span>: </text:p>
      <text:p text:style-name="P3"/>
      <text:p text:style-name="P3">Permita log in y log out. Una vez logged in, debe permitir subida de imagenes. Que mostrara en un portfolio. La proxima vez que el usuario se conecte a la web una cookie tendra un hash como key. La Key esta en la database junto al username y la hashed password. </text:p>
      <text:p text:style-name="P3">Para inicializar la base de datos use PDO para conectar, y luego cre<text:span text:style-name="T6">a</text:span> la database si es nesesario, lo mismo con las dos tablas. </text:p>
      <text:p text:style-name="P4">Las consultas preparadas se definen una vez en un array. </text:p>
      <text:p text:style-name="P4">Las forms tienen htmlspecialchars. Dentro de utils/Forms class Form. <text:span text:style-name="T9">Clase que</text:span> sirve para reci<text:span text:style-name="T1">b</text:span>ir inputs de los formularios.</text:p>
      <text:p text:style-name="P4"/>
      <text:p text:style-name="P5">El codigo falta ponerlo a funcionar, en el momento en el que este texto ha sido escrito. He tenido mas problemas de lo esperado con la maquina virtual. </text:p>
      <text:p text:style-name="P5"/>
      <text:p text:style-name="P5">Faltan:</text:p>
      <text:p text:style-name="P6"><text:tab/>URLs amigables:</text:p>
      <text:p text:style-name="P6"><text:tab/><text:tab/>Hay una sola webpage, el index. Asique lo deje asi. </text:p>
      <text:p text:style-name="P6"/>
      <text:p text:style-name="P6"><text:tab/>Comentarios en el codigo: </text:p>
      <text:p text:style-name="P6"><text:tab/><text:tab/>Los comentarios me <text:span text:style-name="T2">parecieron redundantes. I</text:span>ntente ponerle nombres con significado claro, a las variables, metodos y <text:tab/><text:tab/>clases.</text:p>
      <text:p text:style-name="P6"><text:tab/><text:tab/></text:p>
      <text:p text:style-name="P6"><text:tab/><text:span text:style-name="T3">Try Catch:</text:span></text:p>
      <text:p text:style-name="P6"><text:tab/><text:tab/><text:span text:style-name="T7">Reducia mi velocidad de lectura y comprension del codigo, los deje para mas tarde.</text:span></text:p>
      <text:p text:style-name="P6"/>
      <text:p text:style-name="P6"><text:tab/><text:span text:style-name="T4">Composer.</text:span></text:p>
      <text:p text:style-name="P6"><text:tab/></text:p>
      <text:p text:style-name="P6"><text:tab/><text:span text:style-name="T4">Puede ser que injeccion de dependencias:</text:span></text:p>
      <text:p text:style-name="P6"><text:tab/><text:tab/><text:span text:style-name="T4">Hice el codigo para que me fuera mas facil leerlo rapido e identificar errores, no nesesariamente lo mejor para <text:tab/><text:tab/> <text:s text:c="15"/>mantenimiento si creciera mucho, por ello se me puede haber pasado.</text:span></text:p>
      <text:p text:style-name="P6"/>
      <text:p text:style-name="P7"><text:tab/><text:span text:style-name="T8">Puede ser que mas cosas que no tengo en memoria a corto plazo ahora mismo.</text:span></text:p>
      <text:p text:style-name="P5"><text:tab/></text:p>
      <text:p text:style-name="P5"/>
      <text:p text:style-name="P5"/>
      <text:p text:style-name="P3"/>
      <text:p text:style-name="P3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2:00:52.733688079</meta:creation-date>
    <dc:date>2020-12-16T12:42:44.053618812</dc:date>
    <meta:editing-duration>PT41M44S</meta:editing-duration>
    <meta:editing-cycles>22</meta:editing-cycles>
    <meta:generator>LibreOffice/6.1.6.3$Linux_X86_64 LibreOffice_project/10$Build-3</meta:generator>
    <meta:document-statistic meta:table-count="0" meta:image-count="0" meta:object-count="0" meta:page-count="1" meta:paragraph-count="24" meta:word-count="267" meta:character-count="1601" meta:non-whitespace-character-count="1308"/>
  </office:meta>
</office:document-meta>
</file>